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0000"/>
      <style:paragraph-properties fo:text-align="center"/>
      <style:text-properties fo:font-size="12pt"/>
    </style:style>
    <style:style style:name="P8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9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1" draw:text-style-name="P11" svg:width="0.1335in" svg:height="0.1335in" svg:x="5.3882in" svg:y="0.4193in"><text:p/><draw:enhanced-geometry svg:viewBox="0 0 21600 21600" draw:type="rectangle" draw:enhanced-path="M 0 0 L 21600 0 21600 21600 0 21600 0 0 Z N"/></draw:custom-shape><draw:custom-shape text:anchor-type="paragraph" draw:z-index="3" draw:name="Shape 71" draw:style-name="gr12" draw:text-style-name="P12" svg:width="0.1335in" svg:height="0.1335in" svg:x="0.4465in" svg:y="0.4201in"><text:p/><draw:enhanced-geometry svg:viewBox="0 0 21600 21600" draw:type="rectangle" draw:enhanced-path="M 0 0 L 21600 0 21600 21600 0 21600 0 0 Z N"/></draw:custom-shape><draw:custom-shape text:anchor-type="paragraph" draw:z-index="12" draw:name="Shape 3" draw:style-name="gr9" draw:text-style-name="P10" svg:width="0.1335in" svg:height="0.1335in" svg:x="2.4181in" svg:y="0.4098in"><text:p/><draw:enhanced-geometry svg:viewBox="0 0 21600 21600" draw:type="rectangle" draw:enhanced-path="M 0 0 L 21600 0 21600 21600 0 21600 0 0 Z N"/></draw:custom-shape><draw:custom-shape text:anchor-type="paragraph" draw:z-index="20" draw:name="Shape 11" draw:style-name="gr3" draw:text-style-name="P4" svg:width="0.1343in" svg:height="0.1343in" svg:x="4.3984in" svg:y="0.4217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8" draw:name="Shape 10" draw:style-name="gr5" draw:text-style-name="P6" svg:width="0.135in" svg:height="0.135in" svg:x="0.413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70" draw:style-name="gr14" draw:text-style-name="P13" svg:width="0.1335in" svg:height="0.1335in" svg:x="0.4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4" draw:name="Shape 6" draw:style-name="gr8" draw:text-style-name="P9" svg:width="0.1343in" svg:height="0.1343in" svg:x="0.39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6" draw:name="Shape 43" draw:style-name="gr12" draw:text-style-name="P12" svg:width="0.1335in" svg:height="0.1335in" svg:x="0.40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3" draw:style-name="gr2" draw:text-style-name="P4" svg:width="0.1358in" svg:height="0.1358in" svg:x="0.4071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5" draw:text-style-name="P14" svg:width="0.1335in" svg:height="0.1335in" svg:x="0.404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8" draw:style-name="gr6" draw:text-style-name="P7" svg:width="0.135in" svg:height="0.135in" svg:x="0.3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4" draw:style-name="gr1" draw:text-style-name="P3" svg:width="0.1335in" svg:height="0.1335in" svg:x="0.4193in" svg:y="0.178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3" draw:name="Shape 5" draw:style-name="gr7" draw:text-style-name="P8" svg:width="0.1343in" svg:height="0.1343in" svg:x="0.4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2" draw:text-style-name="P12" svg:width="0.1335in" svg:height="0.1335in" svg:x="0.404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1" draw:style-name="gr10" draw:text-style-name="P10" svg:width="0.1335in" svg:height="0.1335in" svg:x="0.3925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9" draw:name="Shape 4" draw:style-name="gr4" draw:text-style-name="P5" svg:width="0.1343in" svg:height="0.1343in" svg:x="0.4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2" draw:style-name="gr13" draw:text-style-name="P11" svg:width="0.1343in" svg:height="0.1343in" svg:x="0.418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9" draw:style-name="gr5" draw:text-style-name="P6" svg:width="0.135in" svg:height="0.135in" svg:x="0.3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6" draw:style-name="gr1" draw:text-style-name="P3" svg:width="0.1335in" svg:height="0.1335in" svg:x="0.402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7" draw:style-name="gr7" draw:text-style-name="P8" svg:width="0.1343in" svg:height="0.1343in" svg:x="0.427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3" draw:style-name="gr12" draw:text-style-name="P12" svg:width="0.1335in" svg:height="0.1335in" svg:x="0.418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" draw:style-name="gr9" draw:text-style-name="P10" svg:width="0.1335in" svg:height="0.1335in" svg:x="0.4055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2" draw:style-name="gr2" draw:text-style-name="P4" svg:width="0.1358in" svg:height="0.1358in" svg:x="0.4075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8" draw:name="Shape 45" draw:style-name="gr11" draw:text-style-name="P11" svg:width="0.1335in" svg:height="0.1335in" svg:x="0.424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2:55:54.023962654</dc:date>
    <meta:editing-duration>PT1H52M11S</meta:editing-duration>
    <meta:editing-cycles>13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